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solid" draw:fill-color="#ffffff" draw:textarea-horizontal-align="justify" draw:textarea-vertical-align="middle" draw:auto-grow-height="false" fo:min-height="18.75cm" fo:min-width="27.2cm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7.85cm" fo:min-width="4.7cm"/>
    </style:style>
    <style:style style:name="gr3" style:family="graphic" style:parent-style-name="standard">
      <style:graphic-properties draw:stroke="none" svg:stroke-color="#000000" draw:fill="none" draw:fill-color="#ffffff" fo:min-height="0.513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2.95cm" fo:min-width="3.9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5cm" fo:min-width="3.3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5.85cm" fo:min-width="4.4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55cm" fo:min-width="4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5cm" fo:min-width="3.3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25cm" fo:min-width="3.8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45cm" fo:min-width="3.2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45cm" fo:min-width="2.9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452cm" fo:min-width="3.2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5cm" fo:min-width="3cm"/>
    </style:style>
    <style:style style:name="gr14" style:family="graphic" style:parent-style-name="standard">
      <style:graphic-properties draw:stroke="none" svg:stroke-color="#000000" draw:fill="none" draw:fill-color="#ffffff" fo:min-height="1.05cm"/>
    </style:style>
    <style:style style:name="gr15" style:family="graphic" style:parent-style-name="headline">
      <style:graphic-properties draw:textarea-vertical-align="middle" fo:min-height="0.788cm"/>
    </style:style>
    <style:style style:name="gr16" style:family="graphic" style:parent-style-name="standard">
      <style:graphic-properties draw:stroke="none" svg:stroke-color="#000000" draw:fill="none" draw:fill-color="#ffffff" fo:min-height="0.556cm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5cm" fo:min-width="3.1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1.35cm" fo:min-width="3.6cm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15cm" fo:min-width="5.1cm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7.85cm" fo:min-width="15.7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95cm" fo:min-width="4.3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75cm" fo:min-width="4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05cm" fo:min-width="9.1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stroke="none" draw:fill="none" fo:min-height="0.514cm"/>
    </style:style>
    <style:style style:name="gr26" style:family="graphic" style:parent-style-name="standard">
      <style:graphic-properties draw:stroke="none" draw:fill="none" fo:min-height="1.025cm"/>
    </style:style>
    <style:style style:name="gr27" style:family="graphic" style:parent-style-name="standard">
      <style:graphic-properties draw:stroke="none" draw:fill="none" fo:min-height="0.513cm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9.05cm" fo:min-width="4.8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3.2cm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25cm" fo:min-width="4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95cm" fo:min-width="9.2cm"/>
    </style:style>
    <style:style style:name="gr3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5cm" fo:min-width="4.8cm"/>
    </style:style>
    <style:style style:name="gr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5cm" fo:min-width="3.4cm"/>
    </style:style>
    <style:style style:name="gr3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5cm" fo:min-width="3.4cm"/>
    </style:style>
    <style:style style:name="gr35" style:family="graphic" style:parent-style-name="standard">
      <style:graphic-properties draw:fill="solid" draw:fill-color="#ffffff" draw:textarea-vertical-align="middle" fo:min-height="0.552cm"/>
    </style:style>
    <style:style style:name="gr36" style:family="graphic" style:parent-style-name="standard">
      <style:graphic-properties draw:fill="solid" draw:fill-color="#ffffff" draw:textarea-horizontal-align="justify" draw:textarea-vertical-align="middle" draw:auto-grow-height="false" fo:min-height="2.55cm" fo:min-width="0.8cm"/>
    </style:style>
    <style:style style:name="gr3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05cm"/>
    </style:style>
    <style:style style:name="gr3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5cm" fo:min-width="2.4cm"/>
    </style:style>
    <style:style style:name="gr40" style:family="graphic" style:parent-style-name="standard">
      <style:graphic-properties draw:stroke="none" svg:stroke-color="#000000" draw:fill="none" draw:fill-color="#ffffff" fo:min-height="1.15cm"/>
    </style:style>
    <style:style style:name="gr41" style:family="graphic" style:parent-style-name="standard">
      <style:graphic-properties svg:stroke-width="0.05cm" svg:stroke-color="#000000" draw:marker-start-width="0.355cm" draw:marker-end-width="0.355cm" draw:fill="hatch" draw:fill-color="#ffffff" draw:fill-hatch-name="Black_20_45_20_Degrees_20_Wide" draw:fill-hatch-solid="false" draw:textarea-horizontal-align="justify" draw:textarea-vertical-align="middle" draw:auto-grow-height="false" fo:min-height="18.7cm" fo:min-width="27.15cm" fo:padding-top="0.15cm" fo:padding-bottom="0.15cm" fo:padding-left="0.275cm" fo:padding-right="0.275cm"/>
    </style:style>
    <style:style style:name="gr42" style:family="graphic" style:parent-style-name="standard">
      <style:graphic-properties draw:textarea-horizontal-align="justify" draw:textarea-vertical-align="middle" draw:auto-grow-height="false" fo:min-height="0.45cm" fo:min-width="1.2cm"/>
    </style:style>
    <style:style style:name="gr43" style:family="graphic" style:parent-style-name="standard">
      <style:graphic-properties draw:stroke="none" svg:stroke-color="#000000" draw:fill="none" draw:fill-color="#ffffff" fo:min-height="1.103cm"/>
    </style:style>
    <style:style style:name="gr44" style:family="graphic" style:parent-style-name="standard">
      <style:graphic-properties svg:stroke-width="0.05cm" draw:marker-start-width="0.355cm" draw:marker-end-width="0.355cm" draw:fill="solid" draw:fill-color="#ffffff" draw:textarea-horizontal-align="justify" draw:textarea-vertical-align="middle" draw:auto-grow-height="false" fo:min-height="16.75cm" fo:min-width="24cm" fo:padding-top="0.15cm" fo:padding-bottom="0.15cm" fo:padding-left="0.275cm" fo:padding-right="0.275cm"/>
    </style:style>
    <style:style style:name="gr45" style:family="graphic" style:parent-style-name="standard">
      <style:graphic-properties draw:fill="solid" draw:fill-color="#ffffff" draw:textarea-horizontal-align="justify" draw:textarea-vertical-align="middle" draw:auto-grow-height="false" fo:min-height="8.35cm" fo:min-width="12.7cm"/>
    </style:style>
    <style:style style:name="gr46" style:family="graphic" style:parent-style-name="standard">
      <style:graphic-properties draw:fill="solid" draw:fill-color="#ffffff" draw:textarea-horizontal-align="justify" draw:textarea-vertical-align="middle" draw:auto-grow-height="false" fo:min-height="2.75cm" fo:min-width="12.8cm"/>
    </style:style>
    <style:style style:name="gr47" style:family="graphic" style:parent-style-name="standard">
      <style:graphic-properties draw:fill="solid" draw:fill-color="#ffffff" draw:textarea-horizontal-align="justify" draw:textarea-vertical-align="middle" draw:auto-grow-height="false" fo:min-height="9.65cm" fo:min-width="7.8cm"/>
    </style:style>
    <style:style style:name="gr48" style:family="graphic" style:parent-style-name="standard">
      <style:graphic-properties draw:fill="solid" draw:fill-color="#ffffff" draw:textarea-horizontal-align="justify" draw:textarea-vertical-align="middle" draw:auto-grow-height="false" fo:min-height="1.35cm" fo:min-width="7.8cm"/>
    </style:style>
    <style:style style:name="gr49" style:family="graphic" style:parent-style-name="standard">
      <style:graphic-properties draw:stroke="none" svg:stroke-color="#000000" draw:fill="none" draw:fill-color="#ffffff" fo:min-height="0.75cm"/>
    </style:style>
    <style:style style:name="gr50" style:family="graphic" style:parent-style-name="standard">
      <style:graphic-properties draw:fill="solid" draw:fill-color="#ffffff" draw:textarea-horizontal-align="justify" draw:textarea-vertical-align="middle" draw:auto-grow-height="false" fo:min-height="1.35cm" fo:min-width="5.9cm"/>
    </style:style>
    <style:style style:name="gr51" style:family="graphic" style:parent-style-name="standard">
      <style:graphic-properties draw:stroke="none" svg:stroke-color="#000000" draw:fill="none" draw:fill-color="#ffffff" fo:min-height="6.45cm"/>
    </style:style>
    <style:style style:name="gr52" style:family="graphic" style:parent-style-name="standard">
      <style:graphic-properties draw:fill="solid" draw:fill-color="#ffffff" draw:textarea-horizontal-align="justify" draw:textarea-vertical-align="middle" draw:auto-grow-height="false" fo:min-height="6.25cm" fo:min-width="5.8cm"/>
    </style:style>
    <style:style style:name="gr53" style:family="graphic" style:parent-style-name="standard">
      <style:graphic-properties draw:stroke="none" svg:stroke-color="#000000" draw:fill="none" draw:fill-color="#ffffff" fo:min-height="1.35cm"/>
    </style:style>
    <style:style style:name="gr54" style:family="graphic" style:parent-style-name="standard">
      <style:graphic-properties draw:fill="solid" draw:fill-color="#ffffff" draw:textarea-horizontal-align="justify" draw:textarea-vertical-align="middle" draw:auto-grow-height="false" fo:min-height="6.35cm" fo:min-width="11.5cm"/>
    </style:style>
    <style:style style:name="gr55" style:family="graphic" style:parent-style-name="standard">
      <style:graphic-properties draw:fill="solid" draw:fill-color="#ffffff" draw:textarea-horizontal-align="justify" draw:textarea-vertical-align="middle" draw:auto-grow-height="false" fo:min-height="6.25cm" fo:min-width="11.5cm"/>
    </style:style>
    <style:style style:name="gr56" style:family="graphic" style:parent-style-name="standard">
      <style:graphic-properties draw:fill="solid" draw:fill-color="#ffffff" draw:textarea-horizontal-align="justify" draw:textarea-vertical-align="middle" draw:auto-grow-height="false" fo:min-height="5.45cm" fo:min-width="7.1cm"/>
    </style:style>
    <style:style style:name="gr57" style:family="graphic" style:parent-style-name="standard">
      <style:graphic-properties draw:fill="solid" draw:fill-color="#ffffff" draw:textarea-horizontal-align="justify" draw:textarea-vertical-align="middle" draw:auto-grow-height="false" fo:min-height="2.932cm" fo:min-width="2.966cm"/>
    </style:style>
    <style:style style:name="gr58" style:family="graphic" style:parent-style-name="standard">
      <style:graphic-properties draw:stroke="none" svg:stroke-color="#000000" draw:fill="none" draw:fill-color="#ffffff" fo:min-height="0.45cm"/>
    </style:style>
    <style:style style:name="gr59" style:family="graphic" style:parent-style-name="standard">
      <style:graphic-properties draw:stroke="none" svg:stroke-color="#000000" draw:fill="none" draw:fill-color="#ffffff" fo:min-height="0.55cm"/>
    </style:style>
    <style:style style:name="gr60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4.3cm"/>
    </style:style>
    <style:style style:name="gr61" style:family="graphic" style:parent-style-name="standard">
      <style:graphic-properties draw:fill="solid" draw:fill-color="#ffffff" draw:textarea-horizontal-align="justify" draw:textarea-vertical-align="middle" draw:auto-grow-height="false" fo:min-height="2.95cm" fo:min-width="7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3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hatch" draw:fill-color="#ffffff" draw:fill-hatch-name="Black_20_45_20_Degrees_20_Wide" draw:fill-hatch-solid="fals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18.1cm" svg:x="1.3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18.1cm" svg:x="6.8cm" svg:y="1.5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18.1cm" svg:x="12.2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18.1cm" svg:x="17.7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18.1cm" svg:x="23.176cm" svg:y="1.52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7cm" svg:height="0.763cm" svg:x="0.9cm" svg:y="0.837cm">
          <draw:text-box>
            <text:p><text:span text:style-name="T1">&lt;div&gt;</text:span></text:p>
          </draw:text-box>
        </draw:frame>
        <draw:frame draw:style-name="gr3" draw:text-style-name="P2" draw:layer="layout" svg:width="2.7cm" svg:height="0.763cm" svg:x="6.6cm" svg:y="0.837cm">
          <draw:text-box>
            <text:p><text:span text:style-name="T1">&lt;div&gt;</text:span></text:p>
          </draw:text-box>
        </draw:frame>
        <draw:frame draw:style-name="gr3" draw:text-style-name="P2" draw:layer="layout" svg:width="2.7cm" svg:height="0.763cm" svg:x="12.2cm" svg:y="0.837cm">
          <draw:text-box>
            <text:p><text:span text:style-name="T1">&lt;div&gt;</text:span></text:p>
          </draw:text-box>
        </draw:frame>
        <draw:frame draw:style-name="gr3" draw:text-style-name="P2" draw:layer="layout" svg:width="2.7cm" svg:height="0.763cm" svg:x="17.7cm" svg:y="0.837cm">
          <draw:text-box>
            <text:p><text:span text:style-name="T1">&lt;div&gt;</text:span></text:p>
          </draw:text-box>
        </draw:frame>
        <draw:frame draw:style-name="gr3" draw:text-style-name="P2" draw:layer="layout" svg:width="2.7cm" svg:height="0.763cm" svg:x="23.2cm" svg:y="0.837cm">
          <draw:text-box>
            <text:p><text:span text:style-name="T1">&lt;div&gt;</text:span></text:p>
          </draw:text-box>
        </draw:frame>
        <draw:custom-shape draw:style-name="gr4" draw:text-style-name="P1" draw:layer="layout" svg:width="4.4cm" svg:height="3.2cm" svg:x="1.6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8cm" svg:height="2.7cm" svg:x="1.9cm" svg:y="2cm">
          <text:p text:style-name="P3">logo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9cm" svg:height="6.1cm" svg:x="1.327cm" svg:y="8.3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5cm" svg:height="4.8cm" svg:x="1.6cm" svg:y="9.0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8cm" svg:height="0.9cm" svg:x="1.9cm" svg:y="10.83cm">
          <text:p text:style-name="P3">&lt;li&gt;&lt;a&gt;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8cm" svg:height="0.9cm" svg:x="1.9cm" svg:y="9.4cm">
          <text:p text:style-name="P3">&lt;li&gt;&lt;a&gt;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8cm" svg:height="0.9cm" svg:x="1.9cm" svg:y="12.2cm">
          <text:p text:style-name="P3">&lt;li&gt;&lt;a&gt;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3cm" svg:height="3.5cm" svg:x="7.3cm" svg:y="9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7cm" svg:height="1.7cm" svg:x="7.6cm" svg:y="11.3cm">
          <text:p text:style-name="P3">&lt;p&gt;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3cm" svg:height="3.5cm" svg:x="12.7cm" svg:y="9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1.7cm" svg:x="13cm" svg:y="11.3cm">
          <text:p text:style-name="P3">&lt;p&gt;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3cm" svg:height="3.5cm" svg:x="18.2cm" svg:y="9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7cm" svg:height="1.702cm" svg:x="18.5cm" svg:y="11.3cm">
          <text:p text:style-name="P3">&lt;p&gt;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3cm" svg:height="3.5cm" svg:x="23.6cm" svg:y="9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5cm" svg:height="1.8cm" svg:x="24cm" svg:y="11.2cm">
          <text:p text:style-name="P3">&lt;p&gt;</text:p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4.1cm" svg:height="1.3cm" svg:x="7.4cm" svg:y="2.2cm">
          <draw:text-box>
            <text:p>&lt;img&gt;</text:p>
          </draw:text-box>
        </draw:frame>
        <draw:frame draw:style-name="gr14" draw:text-style-name="P4" draw:layer="layout" svg:width="4.1cm" svg:height="1.3cm" svg:x="12.5cm" svg:y="2.2cm">
          <draw:text-box>
            <text:p>&lt;img&gt;</text:p>
          </draw:text-box>
        </draw:frame>
        <draw:frame draw:style-name="gr14" draw:text-style-name="P4" draw:layer="layout" svg:width="4.1cm" svg:height="1.3cm" svg:x="18.3cm" svg:y="2.2cm">
          <draw:text-box>
            <text:p>&lt;img&gt;</text:p>
          </draw:text-box>
        </draw:frame>
        <draw:frame draw:style-name="gr14" draw:text-style-name="P4" draw:layer="layout" svg:width="4.1cm" svg:height="1.3cm" svg:x="23.7cm" svg:y="2.2cm">
          <draw:text-box>
            <text:p>&lt;img&gt;</text:p>
          </draw:text-box>
        </draw:frame>
        <draw:frame draw:style-name="gr14" draw:text-style-name="P4" draw:layer="layout" svg:width="4.1cm" svg:height="1.3cm" svg:x="7.4cm" svg:y="2.2cm">
          <draw:text-box>
            <text:p>&lt;img&gt;</text:p>
          </draw:text-box>
        </draw:frame>
        <draw:frame draw:style-name="gr15" draw:layer="layout" svg:width="21.3cm" svg:height="1.038cm" svg:x="2.788cm" svg:y="0.005cm">
          <draw:text-box>
            <text:p>Wireframe : Portfolio – Page d’accueil ( PC &amp; TAB)</text:p>
          </draw:text-box>
        </draw:frame>
        <draw:frame draw:style-name="gr16" draw:text-style-name="P4" draw:layer="layout" svg:width="3.5cm" svg:height="0.806cm" svg:x="1.5cm" svg:y="7.698cm">
          <draw:text-box>
            <text:p>&lt;ul&gt;</text:p>
          </draw:text-box>
        </draw:frame>
        <draw:custom-shape draw:style-name="gr17" draw:text-style-name="P1" draw:layer="layout" svg:width="3.6cm" svg:height="0.9cm" svg:x="7.6cm" svg:y="10.1cm">
          <text:p text:style-name="P3">&lt;h1&gt;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6cm" svg:height="0.9cm" svg:x="24cm" svg:y="10cm">
          <text:p text:style-name="P3">&lt;h1&gt;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6cm" svg:height="0.9cm" svg:x="18.6cm" svg:y="10cm">
          <text:p text:style-name="P3">&lt;h1&gt;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6cm" svg:height="0.9cm" svg:x="13cm" svg:y="10cm">
          <text:p text:style-name="P3">&lt;h1&gt;</text:p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3cm" svg:height="0.806cm" svg:x="7.3cm" svg:y="9cm">
          <draw:text-box>
            <text:p>&lt;article&gt;</text:p>
          </draw:text-box>
        </draw:frame>
        <draw:frame draw:style-name="gr16" draw:text-style-name="P4" draw:layer="layout" svg:width="3cm" svg:height="0.806cm" svg:x="12.7cm" svg:y="8.898cm">
          <draw:text-box>
            <text:p>&lt;article&gt;</text:p>
          </draw:text-box>
        </draw:frame>
        <draw:frame draw:style-name="gr16" draw:text-style-name="P4" draw:layer="layout" svg:width="3cm" svg:height="0.806cm" svg:x="18.3cm" svg:y="8.8cm">
          <draw:text-box>
            <text:p>&lt;article&gt;</text:p>
          </draw:text-box>
        </draw:frame>
        <draw:frame draw:style-name="gr16" draw:text-style-name="P4" draw:layer="layout" svg:width="3cm" svg:height="0.806cm" svg:x="23.7cm" svg:y="8.798cm">
          <draw:text-box>
            <text:p>&lt;article&gt;</text:p>
          </draw:text-box>
        </draw:frame>
        <draw:custom-shape draw:style-name="gr18" draw:text-style-name="P1" draw:layer="layout" svg:width="4.1cm" svg:height="1.6cm" svg:x="1.8cm" svg:y="5.8cm">
          <text:p text:style-name="P3">&lt;p&gt;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9" draw:text-style-name="P1" draw:layer="layout" svg:width="5.6cm" svg:height="7.4cm" svg:x="22.6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18.1cm" svg:x="1.2cm" svg:y="1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6.2cm" svg:height="18.1cm" svg:x="12.1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18.1cm" svg:x="6.7cm" svg:y="1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4.8cm" svg:height="3.2cm" svg:x="6.9cm" svg:y="10.3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4.1cm" svg:height="1.3cm" svg:x="7.4cm" svg:y="2.2cm">
          <draw:text-box>
            <text:p>&lt;img&gt;</text:p>
          </draw:text-box>
        </draw:frame>
        <draw:custom-shape draw:style-name="gr5" draw:text-style-name="P1" draw:layer="layout" svg:width="3.8cm" svg:height="2.7cm" svg:x="1.9cm" svg:y="2cm">
          <text:p text:style-name="P3">logo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4.5cm" svg:height="5cm" svg:x="1.6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8cm" svg:height="0.9cm" svg:x="1.9cm" svg:y="9.4cm">
          <text:p text:style-name="P3">&lt;a&gt;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8cm" svg:height="0.9cm" svg:x="1.9cm" svg:y="10.83cm">
          <text:p text:style-name="P3">&lt;a&gt;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8cm" svg:height="0.9cm" svg:x="1.9cm" svg:y="12.2cm">
          <text:p text:style-name="P3">&lt;a&gt;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9.6cm" svg:height="7.3cm" svg:x="12.6cm" svg:y="4.2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12.6cm" svg:y1="4.2cm" svg:x2="22.2cm" svg:y2="11.5cm">
          <text:p/>
        </draw:line>
        <draw:line draw:style-name="gr24" draw:text-style-name="P5" draw:layer="layout" svg:x1="12.6cm" svg:y1="11.5cm" svg:x2="22.2cm" svg:y2="4.2cm">
          <text:p/>
        </draw:line>
        <draw:frame draw:style-name="gr25" draw:text-style-name="P6" draw:layer="layout" svg:width="1.62cm" svg:height="0.764cm" svg:x="1.3cm" svg:y="0.936cm">
          <draw:text-box>
            <text:p><text:span text:style-name="T1">&lt;div&gt;</text:span></text:p>
          </draw:text-box>
        </draw:frame>
        <draw:frame draw:style-name="gr25" draw:text-style-name="P6" draw:layer="layout" svg:width="1.62cm" svg:height="0.764cm" svg:x="6.6cm" svg:y="0.936cm">
          <draw:text-box>
            <text:p><text:span text:style-name="T1">&lt;div&gt;</text:span></text:p>
          </draw:text-box>
        </draw:frame>
        <draw:frame draw:style-name="gr26" draw:text-style-name="P6" draw:layer="layout" svg:width="1.9cm" svg:height="1.275cm" svg:x="12.4cm" svg:y="3.425cm">
          <draw:text-box>
            <text:p><text:span text:style-name="T1">&lt;img&gt;</text:span></text:p>
          </draw:text-box>
        </draw:frame>
        <draw:frame draw:style-name="gr27" draw:text-style-name="P6" draw:layer="layout" svg:width="1.62cm" svg:height="0.763cm" svg:x="12.08cm" svg:y="0.937cm">
          <draw:text-box>
            <text:p><text:span text:style-name="T1">&lt;div&gt;</text:span></text:p>
          </draw:text-box>
        </draw:frame>
        <draw:custom-shape draw:style-name="gr28" draw:text-style-name="P1" draw:layer="layout" svg:width="5.3cm" svg:height="9.3cm" svg:x="22.7cm" svg:y="4.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7cm" svg:height="0.8cm" svg:x="23.3cm" svg:y="5cm">
          <text:p text:style-name="P3">&lt;h1&gt;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4.5cm" svg:height="6.5cm" svg:x="23.1cm" svg:y="6.8cm">
          <text:p text:style-name="P3">&lt;p&gt;</text:p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3.5cm" svg:height="0.806cm" svg:x="22.7cm" svg:y="3.298cm">
          <draw:text-box>
            <text:p>&lt;article&gt;</text:p>
          </draw:text-box>
        </draw:frame>
        <draw:custom-shape draw:style-name="gr31" draw:text-style-name="P1" draw:layer="layout" svg:width="9.7cm" svg:height="3.2cm" svg:x="12.6cm" svg:y="12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5.3cm" svg:height="1.3cm" svg:x="22.7cm" svg:y="14.3cm">
          <text:p text:style-name="P3">&lt;li&gt;</text:p>
          <text:p text:style-name="P3">&lt;a&gt;</text:p>
          <draw:enhanced-geometry svg:viewBox="0 0 21600 21600" draw:type="rectangle" draw:enhanced-path="M 0 0 L 21600 0 21600 21600 0 21600 0 0 Z N"/>
        </draw:custom-shape>
        <draw:frame draw:style-name="gr25" draw:text-style-name="P6" draw:layer="layout" svg:width="1.62cm" svg:height="0.764cm" svg:x="12.68cm" svg:y="11.6cm">
          <draw:text-box>
            <text:p><text:span text:style-name="T1">&lt;div&gt;</text:span></text:p>
          </draw:text-box>
        </draw:frame>
        <draw:frame draw:style-name="gr16" draw:text-style-name="P4" draw:layer="layout" svg:width="3.5cm" svg:height="0.806cm" svg:x="22.7cm" svg:y="13.598cm">
          <draw:text-box>
            <text:p>&lt;ul&gt;</text:p>
          </draw:text-box>
        </draw:frame>
        <draw:frame draw:style-name="gr16" draw:text-style-name="P4" draw:layer="layout" svg:width="3.5cm" svg:height="0.806cm" svg:x="1.5cm" svg:y="7.698cm">
          <draw:text-box>
            <text:p>&lt;ul&gt;</text:p>
          </draw:text-box>
        </draw:frame>
        <draw:custom-shape draw:style-name="gr33" draw:text-style-name="P1" draw:layer="layout" svg:width="3.9cm" svg:height="0.9cm" svg:x="7.3cm" svg:y="10.6cm">
          <text:p text:style-name="P3">&lt;h1&gt;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3.9cm" svg:height="1.6cm" svg:x="7.3cm" svg:y="11.7cm">
          <text:p text:style-name="P3">&lt;p&gt;</text:p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3.5cm" svg:height="0.806cm" svg:x="7cm" svg:y="9.5cm">
          <draw:text-box>
            <text:p>&lt;article&gt;</text:p>
          </draw:text-box>
        </draw:frame>
        <draw:frame draw:style-name="gr35" draw:text-style-name="P7" draw:layer="layout" svg:width="13.2cm" svg:height="0.806cm" svg:x="7.375cm" svg:y="0.041cm">
          <draw:text-box>
            <text:p>Wireframe : Portfolio – Travaux ( PC &amp; TAB) 1ere version</text:p>
          </draw:text-box>
        </draw:frame>
        <draw:custom-shape draw:style-name="gr36" draw:text-style-name="P1" draw:layer="layout" svg:width="1.3cm" svg:height="2.8cm" svg:x="12.8cm" svg:y="12.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3cm" svg:height="2.8cm" svg:x="20.7cm" svg:y="12.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1cm" svg:height="0.7cm" draw:transform="rotate (1.5707963267949) translate (12.957cm 14.6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1" draw:layer="layout" svg:width="0.9cm" svg:height="0.7cm" draw:transform="rotate (-1.55334303427495) translate (21.67cm 13.6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1" draw:layer="layout" svg:width="0.9cm" svg:height="0.7cm" draw:transform="rotate (-1.55334303427495) translate (21.666cm 13.69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1" draw:layer="layout" svg:width="0.9cm" svg:height="0.7cm" draw:transform="rotate (-1.55334303427495) translate (21.666cm 13.69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1" draw:layer="layout" svg:width="0.9cm" svg:height="0.7cm" draw:transform="rotate (-1.55334303427495) translate (21.666cm 13.69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1" draw:layer="layout" svg:width="2.9cm" svg:height="2.6cm" svg:x="14.4cm" svg:y="12.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2.9cm" svg:height="2.6cm" svg:x="17.6cm" svg:y="12.8cm">
          <text:p/>
          <draw:enhanced-geometry svg:viewBox="0 0 21600 21600" draw:type="rectangle" draw:enhanced-path="M 0 0 L 21600 0 21600 21600 0 21600 0 0 Z N"/>
        </draw:custom-shape>
        <draw:frame draw:style-name="gr40" draw:text-style-name="P4" draw:layer="layout" svg:width="3.9cm" svg:height="1.4cm" svg:x="16.097cm" svg:y="13.4cm">
          <draw:text-box>
            <text:p>&lt;slider?&gt;</text:p>
          </draw:text-box>
        </draw:frame>
      </draw:page>
      <draw:page draw:name="page3" draw:style-name="dp1" draw:master-page-name="Standard">
        <draw:custom-shape draw:style-name="gr41" draw:text-style-name="P8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1.7cm" svg:height="0.7cm" svg:x="1.028cm" svg:y="20.156cm">
          <text:p/>
          <draw:enhanced-geometry svg:viewBox="0 0 21600 21600" draw:type="rectangle" draw:enhanced-path="M 0 0 L 21600 0 21600 21600 0 21600 0 0 Z N"/>
        </draw:custom-shape>
        <draw:frame draw:style-name="gr43" draw:text-style-name="P4" draw:layer="layout" svg:width="6.5cm" svg:height="1.353cm" svg:x="2.611cm" svg:y="20.2cm">
          <draw:text-box>
            <text:p>: arrière plan de l’écran</text:p>
          </draw:text-box>
        </draw:frame>
        <draw:custom-shape draw:style-name="gr44" draw:text-style-name="P1" draw:layer="layout" svg:width="24.5cm" svg:height="17cm" svg:x="2.7cm" svg:y="2.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3.2cm" svg:height="8.6cm" svg:x="3.9cm" svg:y="3.5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3.9cm" svg:y1="3.5cm" svg:x2="17.1cm" svg:y2="12.1cm">
          <text:p/>
        </draw:line>
        <draw:line draw:style-name="gr24" draw:text-style-name="P5" draw:layer="layout" svg:x1="3.9cm" svg:y1="12.1cm" svg:x2="17.1cm" svg:y2="3.5cm">
          <text:p/>
        </draw:line>
        <draw:custom-shape draw:style-name="gr46" draw:text-style-name="P1" draw:layer="layout" svg:width="13.3cm" svg:height="3cm" svg:x="4cm" svg:y="1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8.3cm" svg:height="9.9cm" svg:x="18.1cm" svg:y="3.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8.3cm" svg:height="1.6cm" svg:x="18.1cm" svg:y="14.3cm">
          <text:p text:style-name="P3">&lt;li&gt;</text:p>
          <text:p text:style-name="P3">&lt;a&gt;</text:p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4.9cm" svg:height="0.806cm" svg:x="4cm" svg:y="2.8cm">
          <draw:text-box>
            <text:p>&lt;img&gt;</text:p>
          </draw:text-box>
        </draw:frame>
        <draw:frame draw:style-name="gr49" draw:text-style-name="P4" draw:layer="layout" svg:width="5cm" svg:height="1cm" svg:x="18.2cm" svg:y="2.6cm">
          <draw:text-box>
            <text:p>&lt;article&gt;</text:p>
          </draw:text-box>
        </draw:frame>
        <draw:custom-shape draw:style-name="gr50" draw:text-style-name="P1" draw:layer="layout" svg:width="6.4cm" svg:height="1.6cm" svg:x="19.1cm" svg:y="4cm">
          <text:p text:style-name="P3">&lt;h1&gt;</text:p>
          <draw:enhanced-geometry svg:viewBox="0 0 21600 21600" draw:type="rectangle" draw:enhanced-path="M 0 0 L 21600 0 21600 21600 0 21600 0 0 Z N"/>
        </draw:custom-shape>
        <draw:frame draw:style-name="gr51" draw:text-style-name="P4" draw:layer="layout" svg:width="6.4cm" svg:height="6.7cm" svg:x="19.1cm" svg:y="6cm">
          <draw:text-box>
            <text:p/>
          </draw:text-box>
        </draw:frame>
        <draw:custom-shape draw:style-name="gr52" draw:text-style-name="P1" draw:layer="layout" svg:width="6.3cm" svg:height="6.5cm" svg:x="19.2cm" svg:y="6.1cm">
          <text:p text:style-name="P3">&lt;p&gt;</text:p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3.1cm" svg:height="0.806cm" svg:x="18.1cm" svg:y="13.6cm">
          <draw:text-box>
            <text:p>&lt;ul&gt;</text:p>
          </draw:text-box>
        </draw:frame>
        <draw:custom-shape draw:style-name="gr36" draw:text-style-name="P1" draw:layer="layout" svg:width="1.3cm" svg:height="2.8cm" svg:x="4.143cm" svg:y="13.12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3cm" svg:height="2.8cm" svg:x="15.9cm" svg:y="13.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1cm" svg:height="0.7cm" draw:transform="rotate (1.5707963267949) translate (4.4cm 15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1" draw:layer="layout" svg:width="0.9cm" svg:height="0.7cm" draw:transform="rotate (-1.55334303427495) translate (16.9cm 14.18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5" draw:text-style-name="P7" draw:layer="layout" svg:width="13.2cm" svg:height="1.361cm" svg:x="7.375cm" svg:y="-0.236cm">
          <draw:text-box>
            <text:p>Wireframe : Portfolio – Travaux ( PC &amp; TAB) 2eme version</text:p>
          </draw:text-box>
        </draw:frame>
        <draw:custom-shape draw:style-name="gr39" draw:text-style-name="P1" draw:layer="layout" svg:width="2.9cm" svg:height="2.6cm" svg:x="6.039cm" svg:y="13.14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2.9cm" svg:height="2.6cm" svg:x="9.32cm" svg:y="13.14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2.9cm" svg:height="2.6cm" svg:x="12.522cm" svg:y="13.171cm">
          <text:p/>
          <draw:enhanced-geometry svg:viewBox="0 0 21600 21600" draw:type="rectangle" draw:enhanced-path="M 0 0 L 21600 0 21600 21600 0 21600 0 0 Z N"/>
        </draw:custom-shape>
        <draw:frame draw:style-name="gr53" draw:text-style-name="P4" draw:layer="layout" svg:width="3cm" svg:height="1.6cm" svg:x="9.694cm" svg:y="13.906cm">
          <draw:text-box>
            <text:p>&lt;slider?&gt;</text:p>
          </draw:text-box>
        </draw:frame>
      </draw:page>
      <draw:page draw:name="page4" draw:style-name="dp1" draw:master-page-name="Standard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2cm" svg:height="6.6cm" svg:x="2cm" svg:y="3.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12cm" svg:height="6.5cm" svg:x="15.9cm" svg:y="3.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7.6cm" svg:height="5.7cm" svg:x="11.1cm" svg:y="1.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4.9cm" svg:height="4.5cm" svg:x="12.2cm" svg:y="2.5cm">
          <text:p text:style-name="P3">Photo </text:p>
          <text:p text:style-name="P3">Ou</text:p>
          <text:p text:style-name="P3"><text:s/>avat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" draw:layer="layout" svg:width="2.1cm" svg:height="0.806cm" svg:x="11.1cm" svg:y="1cm">
          <draw:text-box>
            <text:p>&lt;div&gt;</text:p>
          </draw:text-box>
        </draw:frame>
        <draw:custom-shape draw:style-name="gr54" draw:text-style-name="P1" draw:layer="layout" svg:width="12cm" svg:height="6.6cm" svg:x="2cm" svg:y="10.9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2cm" svg:height="6.6cm" svg:x="15.9cm" svg:y="10.8cm">
          <text:p/>
          <draw:enhanced-geometry svg:viewBox="0 0 21600 21600" draw:type="rectangle" draw:enhanced-path="M 0 0 L 21600 0 21600 21600 0 21600 0 0 Z N"/>
        </draw:custom-shape>
        <draw:frame draw:style-name="gr49" draw:text-style-name="P4" draw:layer="layout" svg:width="3.9cm" svg:height="1cm" svg:x="2.1cm" svg:y="2.7cm">
          <draw:text-box>
            <text:p>&lt;section&gt;</text:p>
          </draw:text-box>
        </draw:frame>
        <draw:frame draw:style-name="gr58" draw:text-style-name="P4" draw:layer="layout" svg:width="2.7cm" svg:height="0.806cm" svg:x="23.8cm" svg:y="2.9cm">
          <draw:text-box>
            <text:p>&lt;section&gt;</text:p>
          </draw:text-box>
        </draw:frame>
        <draw:frame draw:style-name="gr59" draw:text-style-name="P4" draw:layer="layout" svg:width="2.8cm" svg:height="0.806cm" svg:x="2cm" svg:y="17.9cm">
          <draw:text-box>
            <text:p>&lt;section&gt;</text:p>
          </draw:text-box>
        </draw:frame>
        <draw:frame draw:style-name="gr59" draw:text-style-name="P4" draw:layer="layout" svg:width="3.1cm" svg:height="0.806cm" svg:x="16.1cm" svg:y="17.9cm">
          <draw:text-box>
            <text:p>&lt;section&gt;</text:p>
          </draw:text-box>
        </draw:frame>
        <draw:custom-shape draw:style-name="gr60" draw:text-style-name="P1" draw:layer="layout" svg:width="4.8cm" svg:height="1cm" svg:x="4.5cm" svg:y="4.2cm">
          <text:p text:style-name="P3">&lt;h2&gt;</text:p>
          <draw:enhanced-geometry svg:viewBox="0 0 21600 21600" draw:type="rectangle" draw:enhanced-path="M 0 0 L 21600 0 21600 21600 0 21600 0 0 Z N"/>
        </draw:custom-shape>
        <draw:custom-shape draw:style-name="gr60" draw:text-style-name="P1" draw:layer="layout" svg:width="4.8cm" svg:height="1cm" svg:x="19.7cm" svg:y="11.5cm">
          <text:p text:style-name="P3">&lt;h2&gt;</text:p>
          <draw:enhanced-geometry svg:viewBox="0 0 21600 21600" draw:type="rectangle" draw:enhanced-path="M 0 0 L 21600 0 21600 21600 0 21600 0 0 Z N"/>
        </draw:custom-shape>
        <draw:custom-shape draw:style-name="gr60" draw:text-style-name="P1" draw:layer="layout" svg:width="4.8cm" svg:height="1cm" svg:x="20.2cm" svg:y="4.2cm">
          <text:p text:style-name="P3">&lt;h2&gt;</text:p>
          <draw:enhanced-geometry svg:viewBox="0 0 21600 21600" draw:type="rectangle" draw:enhanced-path="M 0 0 L 21600 0 21600 21600 0 21600 0 0 Z N"/>
        </draw:custom-shape>
        <draw:custom-shape draw:style-name="gr60" draw:text-style-name="P1" draw:layer="layout" svg:width="4.8cm" svg:height="1cm" svg:x="4.5cm" svg:y="11.4cm">
          <text:p text:style-name="P3">&lt;h2&gt;</text:p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7.5cm" svg:height="3.2cm" svg:x="3cm" svg:y="6cm">
          <text:p text:style-name="P3">&lt;p&gt;</text:p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7.5cm" svg:height="3.2cm" svg:x="18.8cm" svg:y="13.4cm">
          <text:p text:style-name="P3">&lt;p&gt;</text:p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7.5cm" svg:height="3.2cm" svg:x="19.4cm" svg:y="6cm">
          <text:p text:style-name="P3">&lt;p&gt;</text:p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7.5cm" svg:height="3.2cm" svg:x="3.4cm" svg:y="13.2cm">
          <text:p text:style-name="P3">&lt;p&gt;</text:p>
          <draw:enhanced-geometry svg:viewBox="0 0 21600 21600" draw:type="rectangle" draw:enhanced-path="M 0 0 L 21600 0 21600 21600 0 21600 0 0 Z N"/>
        </draw:custom-shape>
        <draw:frame draw:style-name="gr49" draw:text-style-name="P4" draw:layer="layout" svg:width="15cm" svg:height="1cm" svg:x="7.9cm" svg:y="0cm">
          <draw:text-box>
            <text:p>Wireframe : Portfolio – A Propos ( PC &amp; Tab) <text:s text:c="3"/>tel = sur une pa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000000" draw:marker-start-width="0.2cm" draw:marker-start-center="false" draw:marker-end-width="0.2cm" draw:marker-end-center="false" draw:fill="hatch" draw:fill-color="#729fcf" draw:fill-hatch-name="Black_20_45_20_Degrees_20_Wide" draw:fill-hatch-solid="fals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  <style:paragraph-properties fo:margin-top="0.42cm" fo:margin-bottom="0.21cm" fo:text-align="center">
        <style:tab-stops/>
      </style:paragraph-properties>
      <style:text-properties fo:font-size="2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7T10:27:14.771068636</meta:creation-date>
    <dc:date>2018-10-19T16:38:57.729491163</dc:date>
    <meta:editing-duration>PT2H33M12S</meta:editing-duration>
    <meta:editing-cycles>11</meta:editing-cycles>
    <meta:generator>LibreOffice/6.0.3.2$Linux_X86_64 LibreOffice_project/00m0$Build-2</meta:generator>
    <meta:document-statistic meta:object-count="130"/>
  </office:meta>
</office:document-meta>
</file>